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style:rel-width="100%" table:align="left" fo:background-color="#e0e0e0">
        <style:background-image/>
      </style:table-properties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.59cm" style:rel-width="100%" table:align="left" fo:background-color="#e0e0e0">
        <style:background-image/>
      </style:table-properties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.59cm" style:rel-width="100%" table:align="left" fo:background-color="#e0e0e0">
        <style:background-image/>
      </style:table-properties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.59cm" style:rel-width="100%" table:align="left" fo:background-color="#e0e0e0">
        <style:background-image/>
      </style:table-properties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.59cm" style:rel-width="100%" table:align="left" fo:background-color="#e0e0e0">
        <style:background-image/>
      </style:table-properties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.59cm" style:rel-width="100%" table:align="left" fo:background-color="#e0e0e0">
        <style:background-image/>
      </style:table-properties>
    </style:style>
    <style:style style:name="Tabla6.A" style:family="table-column">
      <style:table-column-properties style:column-width="17.59cm" style:rel-column-width="65535*"/>
    </style:style>
    <style:style style:name="Tabla6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eletype">socket() </text:span>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reformatted_20_Text"><text:s text:c="5"/></text:p>
            <text:p text:style-name="Preformatted_20_Text">#include &lt;sys/types.h&gt;</text:p>
            <text:p text:style-name="Preformatted_20_Text">#include &lt;sys/socket.h&gt;</text:p>
            <text:p text:style-name="Preformatted_20_Text"/>
            <text:p text:style-name="Preformatted_20_Text">int socket(int domain,int type,int protocol);</text:p>
            <text:p text:style-name="Preformatted_20_Text"><text:s text:c="5"/></text:p>
            <text:p text:style-name="P2"><text:s text:c="8"/></text:p>
          </table:table-cell>
        </table:table-row>
      </table:table>
      <text:p text:style-name="Standard"/>
      <text:h text:style-name="Heading_20_2" text:outline-level="2">bind()</text:h>
      <table:table table:name="Tabla2" table:style-name="Tabla2">
        <table:table-column table:style-name="Tabla2.A"/>
        <table:table-row>
          <table:table-cell table:style-name="Tabla2.A1" office:value-type="string">
            <text:p text:style-name="Preformatted_20_Text"><text:s text:c="5"/></text:p>
            <text:p text:style-name="Preformatted_20_Text">#include &lt;sys/types.h&gt;</text:p>
            <text:p text:style-name="Preformatted_20_Text">#include &lt;sys/socket.h&gt;</text:p>
            <text:p text:style-name="Preformatted_20_Text"/>
            <text:p text:style-name="Preformatted_20_Text">int bind(int fd, struct sockaddr *my_addr,int addrlen);</text:p>
            <text:p text:style-name="Preformatted_20_Text"><text:s text:c="6"/></text:p>
            <text:p text:style-name="P2"><text:s text:c="6"/></text:p>
          </table:table-cell>
        </table:table-row>
      </table:table>
      <text:h text:style-name="Heading_20_2" text:outline-level="2">send()</text:h>
      <table:table table:name="Tabla3" table:style-name="Tabla3">
        <table:table-column table:style-name="Tabla3.A"/>
        <table:table-row>
          <table:table-cell table:style-name="Tabla3.A1" office:value-type="string">
            <text:p text:style-name="Preformatted_20_Text"><text:s text:c="6"/></text:p>
            <text:p text:style-name="Preformatted_20_Text">#include &lt;sys/types.h&gt;</text:p>
            <text:p text:style-name="Preformatted_20_Text">#include &lt;sys/socket.h&gt;</text:p>
            <text:p text:style-name="Preformatted_20_Text"/>
            <text:p text:style-name="P2">int send(int fd,const void *msg,int len,int flags);</text:p>
          </table:table-cell>
        </table:table-row>
      </table:table>
      <text:h text:style-name="Heading_20_2" text:outline-level="2">recv()</text:h>
      <table:table table:name="Tabla4" table:style-name="Tabla4">
        <table:table-column table:style-name="Tabla4.A"/>
        <table:table-row>
          <table:table-cell table:style-name="Tabla4.A1" office:value-type="string">
            <text:p text:style-name="Preformatted_20_Text">#include &lt;sys/types.h&gt;</text:p>
            <text:p text:style-name="Preformatted_20_Text">#include &lt;sys/socket.h&gt;</text:p>
            <text:p text:style-name="Preformatted_20_Text"/>
            <text:p text:style-name="P2">int recv(int fd, void *buf, int len, unsigned int flags);</text:p>
          </table:table-cell>
        </table:table-row>
      </table:table>
      <text:h text:style-name="Heading_20_2" text:outline-level="2">recvfrom()</text:h>
      <table:table table:name="Tabla5" table:style-name="Tabla5">
        <table:table-column table:style-name="Tabla5.A"/>
        <table:table-row>
          <table:table-cell table:style-name="Tabla5.A1" office:value-type="string">
            <text:p text:style-name="Preformatted_20_Text"><text:s text:c="5"/></text:p>
            <text:p text:style-name="Preformatted_20_Text">#include &lt;sys/types.h&gt;</text:p>
            <text:p text:style-name="Preformatted_20_Text">#include &lt;sys/socket.h&gt;</text:p>
            <text:p text:style-name="Preformatted_20_Text"/>
            <text:p text:style-name="Preformatted_20_Text">int recvfrom(int fd,void *buf, int len, unsigned int flags</text:p>
            <text:p text:style-name="Preformatted_20_Text">struct sockaddr *from, int *fromlen);</text:p>
            <text:p text:style-name="Preformatted_20_Text"><text:s text:c="8"/></text:p>
            <text:p text:style-name="P2"><text:s text:c="8"/></text:p>
          </table:table-cell>
        </table:table-row>
      </table:table>
      <text:h text:style-name="Heading_20_2" text:outline-level="2"><text:soft-page-break/>close()</text:h>
      <table:table table:name="Tabla6" table:style-name="Tabla6">
        <table:table-column table:style-name="Tabla6.A"/>
        <table:table-row>
          <table:table-cell table:style-name="Tabla6.A1" office:value-type="string">
            <text:p text:style-name="Preformatted_20_Text">#include &lt;unistd.h&gt;</text:p>
            <text:p text:style-name="Preformatted_20_Text"/>
            <text:p text:style-name="P2">close(fd)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6:24:11.599692067</meta:creation-date>
    <dc:date>2015-10-05T17:02:32.569734786</dc:date>
    <meta:editing-duration>P0D</meta:editing-duration>
    <meta:editing-cycles>1</meta:editing-cycles>
    <meta:document-statistic meta:table-count="6" meta:image-count="0" meta:object-count="0" meta:page-count="2" meta:paragraph-count="34" meta:word-count="72" meta:character-count="663" meta:non-whitespace-character-count="552"/>
    <meta:generator>LibreOffice/4.2.8.2$Linux_x86 LibreOffice_project/420m0$Build-2</meta:generator>
  </office:meta>
</office:document-meta>
</file>